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ad05"/>
    </style:style>
    <style:style style:name="P2" style:family="paragraph" style:parent-style-name="Standard">
      <style:paragraph-properties fo:text-align="center" style:justify-single-word="false"/>
      <style:text-properties officeooo:rsid="000e0d4d" officeooo:paragraph-rsid="000e0d4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000000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0.0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ustom-shape text:anchor-type="paragraph" draw:z-index="0" draw:style-name="gr1" svg:width="6.6949in" svg:height="10.3197in" svg:x="0.0098in" svg:y="-0.1437in"><text:p/><draw:enhanced-geometry svg:viewBox="0 0 21600 21600" draw:type="rectangle" draw:enhanced-path="M 0 0 L 21600 0 21600 21600 0 21600 0 0 Z N"/></draw:custom-shape><draw:frame text:anchor-type="paragraph" draw:z-index="1" draw:style-name="gr2" svg:width="6.3614in" svg:height="10.0421in" svg:x="0.1764in" svg:y="0.0091in"><draw:text-box><text:p><text:span text:style-name="T1">Algorithm</text:span>: <text:span text:style-name="T2">Tournament Selection</text:span></text:p><text:p/><text:p><text:span text:style-name="T1">Input</text:span>: <text:span text:style-name="T2">Original pool, Pool of offsprings, Network data, Size</text:span></text:p><text:p><text:span text:style-name="T1">Ouput</text:span>: <text:span text:style-name="T2">Next Generation</text:span></text:p><text:p/><text:p><text:span text:style-name="T1">Procedure</text:span>: <text:span text:style-name="T2">Tournament Selection(original pool, pool of offsprings, network data, size)</text:span></text:p><text:p><text:span text:style-name="T2">Start procedure</text:span></text:p><text:p><text:span text:style-name="T2">Label:</text:span><text:span text:style-name="T2"><text:tab/></text:span><text:span text:style-name="T2">Repeat till loop_index &lt; size</text:span></text:p><text:p><text:span text:style-name="T2"><text:tab/></text:span><text:span text:style-name="T2"><text:tab/></text:span><text:span text:style-name="T2"><text:tab/></text:span><text:span text:style-name="T2">Index = select_candidates_k(original pool, size)</text:span></text:p><text:p><text:span text:style-name="T2"><text:tab/></text:span><text:span text:style-name="T2"><text:tab/></text:span><text:span text:style-name="T2"><text:tab/></text:span><text:span text:style-name="T2">Add original pool[Index] to intermediate pool </text:span></text:p><text:p><text:span text:style-name="T2"><text:tab/></text:span><text:span text:style-name="T2"><text:tab/></text:span><text:span text:style-name="T2">Jump to Label</text:span></text:p><text:p><text:span text:style-name="T2"><text:tab/></text:span><text:span text:style-name="T2">Crossover(original pool, intermediate pool, pool of offsprings, network data, size)</text:span></text:p><text:p><text:span text:style-name="T2"><text:tab/></text:span><text:span text:style-name="T2">Mutation(pool of offsprings, network data, size)</text:span></text:p><text:p><text:span text:style-name="T2"><text:tab/></text:span><text:span text:style-name="T2">Copy the pool of offsprings to the original pool replacing the old population</text:span></text:p><text:p><text:span text:style-name="T2">End procedure</text:span></text:p><text:p/><text:p><text:span text:style-name="T1">Procedure</text:span>: <text:span text:style-name="T2">select_candidates_k</text:span></text:p><text:p><text:span text:style-name="T3">Description</text:span><text:span text:style-name="T2">: Play a tournament with k random candidates and select the winner. Here the </text:span><text:span text:style-name="T2"><text:tab/></text:span><text:span text:style-name="T2"><text:tab/></text:span><text:span text:style-name="T2"> <text:s text:c="8"/>winner is the candidate with the best fitness.</text:span></text:p><text:p>------------------------------------------------------------------------------------------------------------------</text:p><text:p><text:span text:style-name="T1">Algorithm</text:span>: <text:span text:style-name="T2">Rank Based Selection</text:span></text:p><text:p/><text:p><text:span text:style-name="T1">Input</text:span>: <text:span text:style-name="T2">Original pool(Sorted by fitness and having selection probabilities assigned),</text:span></text:p><text:p><text:span text:style-name="T2"><text:s text:c="11"/></text:span><text:span text:style-name="T2">Pool of offsprings, Network data, Size</text:span></text:p><text:p><text:span text:style-name="T1">Output</text:span>: <text:span text:style-name="T2">Next Generation</text:span></text:p><text:p/><text:p><text:span text:style-name="T1">Procedure</text:span>: <text:span text:style-name="T2">Rank Based Selection(original pool, pool of offsprings, network data, size)</text:span></text:p><text:p><text:span text:style-name="T2">Start procedure</text:span></text:p><text:p><text:span text:style-name="T2">Label: Repeat till loop_index &lt; size</text:span></text:p><text:p><text:span text:style-name="T2"><text:tab/></text:span><text:span text:style-name="T2">Index = select_candidates_rb(original pool, size)</text:span></text:p><text:p><text:span text:style-name="T2"><text:tab/></text:span><text:span text:style-name="T2">Add original pool[Index] to intermediate pool</text:span></text:p><text:p><text:span text:style-name="T2"><text:tab/></text:span><text:span text:style-name="T2">Jump to Label</text:span></text:p><text:p><text:span text:style-name="T2"><text:tab/></text:span><text:span text:style-name="T2">Crossover(original pool, intermediate pool, pool of offsprings, network data, size)</text:span></text:p><text:p><text:span text:style-name="T2"><text:tab/></text:span><text:span text:style-name="T2">Mutation(pool of offsprings, network data, size)</text:span></text:p><text:p><text:span text:style-name="T2"><text:tab/></text:span><text:span text:style-name="T2">Copy the pool of offsprings to the original pool replacing the old population</text:span></text:p><text:p><text:span text:style-name="T2">End procedure</text:span></text:p><text:p><text:span text:style-name="T2">------------------------------------------------------------------------------------------------------------------</text:span></text:p><text:p><text:span text:style-name="T3">Algorithm</text:span><text:span text:style-name="T4">: </text:span><text:span text:style-name="T2">Assign Selection Probabilities</text:span></text:p><text:p><text:span text:style-name="T4"/></text:p><text:p><text:span text:style-name="T3">Input</text:span><text:span text:style-name="T4">: </text:span><text:span text:style-name="T2">Original pool(Sorted by fitness), Size</text:span></text:p><text:p><text:span text:style-name="T3">Output</text:span><text:span text:style-name="T4">: </text:span><text:span text:style-name="T2">Original pool of candidates with their selection probabilities</text:span></text:p><text:p><text:span text:style-name="T4"/></text:p><text:p><text:span text:style-name="T1">Procedure</text:span>: <text:span text:style-name="T2">assign_selection_rb_prob(original pool, size)</text:span></text:p><text:p><text:span text:style-name="T2">Start procedure</text:span></text:p><text:p><text:span text:style-name="T2"><text:tab/></text:span><text:span text:style-name="T2">Fitness = size</text:span></text:p><text:p><text:span text:style-name="T2"><text:tab/></text:span><text:span text:style-name="T2">total_fitness = (size * (size + 1)) / 2</text:span></text:p><text:p><text:span text:style-name="T2"><text:tab/></text:span><text:span text:style-name="T2">Label: Repeat till loop_index &lt; size</text:span></text:p><text:p><text:span text:style-name="T2"><text:tab/></text:span><text:span text:style-name="T2"><text:tab/></text:span><text:span text:style-name="T2"><text:tab/></text:span><text:span text:style-name="T2">original pool[loop_index].selection_prob = fitness / total_fitness</text:span></text:p><text:p><text:span text:style-name="T2"><text:tab/></text:span><text:span text:style-name="T2"><text:tab/></text:span><text:span text:style-name="T2"><text:tab/></text:span><text:span text:style-name="T2">fitness = fitness – 1</text:span></text:p><text:p><text:span text:style-name="T2"><text:tab/></text:span><text:span text:style-name="T2"><text:tab/></text:span><text:span text:style-name="T2"><text:tab/></text:span><text:span text:style-name="T2">Jump to Label</text:span></text:p><text:p><text:span text:style-name="T2">End procedures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0T18:19:42.281793530</meta:creation-date>
    <meta:print-date>2015-08-21T18:26:58.342681959</meta:print-date>
    <dc:date>2015-08-22T00:28:23.729779859</dc:date>
    <meta:editing-duration>PT22H22M58S</meta:editing-duration>
    <meta:editing-cycles>104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